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11000003AB13F5A907.png" manifest:media-type="image/png"/>
  <manifest:file-entry manifest:full-path="Pictures/10000201000003F40000021C9A6348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28cm, 7.407cm, 1.002cm, 7.403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99cm" svg:height="8.4cm" svg:x="1.401cm" svg:y="1.3cm">
          <draw:image xlink:href="Pictures/10000201000003F40000021C9A6348C8.png" xlink:type="simple" xlink:show="embed" xlink:actuate="onLoad">
            <text:p/>
          </draw:image>
        </draw:frame>
        <draw:frame draw:style-name="gr2" draw:text-style-name="P1" draw:layer="layout" svg:width="10.799cm" svg:height="11.799cm" svg:x="17.201cm" svg:y="1.801cm">
          <draw:image xlink:href="Pictures/1000020100000511000003AB13F5A907.png" xlink:type="simple" xlink:show="embed" xlink:actuate="onLoad">
            <text:p/>
          </draw:image>
        </draw:frame>
        <draw:line draw:style-name="gr3" draw:text-style-name="P1" draw:layer="layout" svg:x1="10.9cm" svg:y1="9.5cm" svg:x2="11.5cm" svg:y2="12.7cm">
          <text:p/>
        </draw:line>
        <draw:frame draw:style-name="gr4" draw:layer="layout" svg:width="22.164cm" svg:height="1.673cm" svg:x="5.336cm" svg:y="14.1cm">
          <draw:text-box>
            <text:p>Clicking on Invoice Preview has made the preview pop up.</text:p>
            <text:p>The details have been copied from the manage order to the invoice as show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3:01:18.447000000</dc:date>
    <meta:editing-duration>PT29M58S</meta:editing-duration>
    <meta:editing-cycles>8</meta:editing-cycles>
    <meta:generator>LibreOffice/4.3.2.2$Windows_x86 LibreOffice_project/edfb5295ba211bd31ad47d0bad0118690f76407d</meta:generator>
    <meta:document-statistic meta:object-count="4"/>
  </office:meta>
</office:document-meta>
</file>